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fo:font-size="20pt" style:text-underline-style="solid" style:text-underline-width="auto" style:text-underline-color="font-color" style:font-size-asian="20pt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WO PASS ASSEMBLER</text:p>
      <text:p text:style-name="P1">MOHAMMED FARHAN K N <text:s text:c="22"/></text:p>
      <text:p text:style-name="P1">S7 CSE B <text:s text:c="22"/></text:p>
      <text:p text:style-name="P1">18 <text:s text:c="22"/></text:p>
      <text:p text:style-name="Preformatted_20_Text"/>
      <text:p text:style-name="Preformatted_20_Text">PASS ONE</text:p>
      <text:p text:style-name="Preformatted_20_Text">*********</text:p>
      <text:p text:style-name="Preformatted_20_Text"/>
      <text:p text:style-name="Preformatted_20_Text">#include&lt;stdio.h&gt;</text:p>
      <text:p text:style-name="Preformatted_20_Text">#include&lt;string.h&gt;</text:p>
      <text:p text:style-name="Preformatted_20_Text"/>
      <text:p text:style-name="Preformatted_20_Text">void main()</text:p>
      <text:p text:style-name="Preformatted_20_Text">{</text:p>
      <text:p text:style-name="Preformatted_20_Text"><text:tab/>int locctr=0,f=0,start=0;</text:p>
      <text:p text:style-name="Preformatted_20_Text"><text:tab/>char c,label[10],opcode[10],operand[10],symname[10];</text:p>
      <text:p text:style-name="Preformatted_20_Text"><text:tab/>FILE *f1,*f2,*f3,*f4;</text:p>
      <text:p text:style-name="Preformatted_20_Text"><text:tab/>f1=fopen("input.txt","r");</text:p>
      <text:p text:style-name="Preformatted_20_Text"><text:tab/>f2=fopen("intermediate.txt","w");</text:p>
      <text:p text:style-name="Preformatted_20_Text"><text:tab/>f3=fopen("symbol.txt","r+");</text:p>
      <text:p text:style-name="Preformatted_20_Text"><text:tab/>f4=fopen("size.txt","w");</text:p>
      <text:p text:style-name="Preformatted_20_Text"><text:tab/>while((c=fgetc(f1))!=EOF)</text:p>
      <text:p text:style-name="Preformatted_20_Text"><text:tab/>{</text:p>
      <text:p text:style-name="Preformatted_20_Text"><text:tab/><text:tab/>fscanf(f1," %s\t %s\t %s",label,opcode,operand);</text:p>
      <text:p text:style-name="Preformatted_20_Text"><text:tab/><text:tab/>if(!strcmp(opcode,"START"))</text:p>
      <text:p text:style-name="Preformatted_20_Text"><text:tab/><text:tab/>{</text:p>
      <text:p text:style-name="Preformatted_20_Text"><text:tab/><text:tab/><text:tab/>start=atoi(operand);</text:p>
      <text:p text:style-name="Preformatted_20_Text"><text:tab/><text:tab/><text:tab/>locctr=atoi(operand);</text:p>
      <text:p text:style-name="Preformatted_20_Text"><text:tab/><text:tab/><text:tab/>fprintf(f2," %d\t%s\t%s\t%s\n",locctr,label,opcode,operand);</text:p>
      <text:p text:style-name="Preformatted_20_Text"><text:tab/><text:tab/>}</text:p>
      <text:p text:style-name="Preformatted_20_Text"><text:tab/><text:tab/>else</text:p>
      <text:p text:style-name="Preformatted_20_Text"><text:tab/><text:tab/><text:tab/>locctr=0;</text:p>
      <text:p text:style-name="Preformatted_20_Text"><text:tab/><text:tab/>while(strcmp(opcode,"END"))</text:p>
      <text:p text:style-name="Preformatted_20_Text"><text:tab/><text:tab/>{</text:p>
      <text:p text:style-name="Preformatted_20_Text"><text:tab/><text:tab/><text:tab/>fscanf(f1,"%s\t%s\t%s",label,opcode,operand);</text:p>
      <text:p text:style-name="Preformatted_20_Text"><text:tab/><text:tab/><text:tab/>fprintf(f2," %d\t%s\t%s\t%s\n",locctr,label,opcode,operand);</text:p>
      <text:p text:style-name="Preformatted_20_Text"><text:tab/><text:tab/><text:tab/>if(label[0]!='#')</text:p>
      <text:p text:style-name="Preformatted_20_Text"><text:tab/><text:tab/><text:tab/>{</text:p>
      <text:p text:style-name="Preformatted_20_Text"><text:tab/><text:tab/><text:tab/><text:tab/>if(strcmp(label,"-"))</text:p>
      <text:p text:style-name="Preformatted_20_Text"><text:tab/><text:tab/><text:tab/><text:tab/>{</text:p>
      <text:p text:style-name="Preformatted_20_Text"><text:tab/><text:tab/><text:tab/><text:tab/><text:tab/>rewind(f3);</text:p>
      <text:p text:style-name="Preformatted_20_Text"><text:tab/><text:tab/><text:tab/><text:tab/><text:tab/>while(!feof(f3))</text:p>
      <text:p text:style-name="Preformatted_20_Text"><text:tab/><text:tab/><text:tab/><text:tab/><text:tab/>{</text:p>
      <text:p text:style-name="Preformatted_20_Text"><text:tab/><text:tab/><text:tab/><text:tab/><text:tab/><text:tab/>fscanf(f3,"%s",symname);</text:p>
      <text:p text:style-name="Preformatted_20_Text"><text:tab/><text:tab/><text:tab/><text:tab/><text:tab/><text:tab/>if(!strcmp(symname,label))</text:p>
      <text:p text:style-name="Preformatted_20_Text"><text:tab/><text:tab/><text:tab/><text:tab/><text:tab/><text:tab/>{</text:p>
      <text:p text:style-name="Preformatted_20_Text"><text:tab/><text:tab/><text:tab/><text:tab/><text:tab/><text:tab/><text:tab/>f=1;</text:p>
      <text:p text:style-name="Preformatted_20_Text"><text:tab/><text:tab/><text:tab/><text:tab/><text:tab/><text:tab/><text:tab/>printf("\nDuplicate label\n");</text:p>
      <text:p text:style-name="Preformatted_20_Text"><text:tab/><text:tab/><text:tab/><text:tab/><text:tab/><text:tab/><text:tab/>break;</text:p>
      <text:p text:style-name="Preformatted_20_Text"><text:tab/><text:tab/><text:tab/><text:tab/><text:tab/><text:tab/>}</text:p>
      <text:p text:style-name="Preformatted_20_Text"><text:tab/><text:tab/><text:tab/><text:tab/><text:tab/>}</text:p>
      <text:p text:style-name="Preformatted_20_Text"><text:tab/><text:tab/><text:tab/><text:tab/><text:tab/>if(f==0)</text:p>
      <text:p text:style-name="Preformatted_20_Text"><text:tab/><text:tab/><text:tab/><text:tab/><text:tab/><text:tab/>fprintf(f3,"%s\t%d\n",label,locctr);</text:p>
      <text:p text:style-name="Preformatted_20_Text"><text:tab/><text:tab/><text:tab/><text:tab/>}</text:p>
      <text:p text:style-name="Preformatted_20_Text"><text:tab/><text:tab/><text:tab/><text:tab/>if(!strcmp(opcode,"WORD"))</text:p>
      <text:p text:style-name="Preformatted_20_Text"><text:tab/><text:tab/><text:tab/><text:tab/><text:tab/>locctr+=3;</text:p>
      <text:p text:style-name="Preformatted_20_Text"><text:tab/><text:tab/><text:tab/><text:tab/>else if(!strcmp(opcode,"RESW"))</text:p>
      <text:p text:style-name="Preformatted_20_Text"><text:soft-page-break/><text:tab/><text:tab/><text:tab/><text:tab/><text:tab/>locctr=locctr+(3*atoi(operand));</text:p>
      <text:p text:style-name="Preformatted_20_Text"><text:tab/><text:tab/><text:tab/><text:tab/>else if(!strcmp(opcode,"RESB"))</text:p>
      <text:p text:style-name="Preformatted_20_Text"><text:tab/><text:tab/><text:tab/><text:tab/><text:tab/>locctr=locctr+atoi(operand);</text:p>
      <text:p text:style-name="Preformatted_20_Text"><text:tab/><text:tab/><text:tab/><text:tab/>else if(!strcmp(opcode,"BYTE"))</text:p>
      <text:p text:style-name="Preformatted_20_Text"><text:tab/><text:tab/><text:tab/><text:tab/><text:tab/>locctr=locctr+strlen(operand)-3;</text:p>
      <text:p text:style-name="Preformatted_20_Text"><text:tab/><text:tab/><text:tab/><text:tab/>else</text:p>
      <text:p text:style-name="Preformatted_20_Text"><text:tab/><text:tab/><text:tab/><text:tab/><text:tab/>locctr+=3;</text:p>
      <text:p text:style-name="Preformatted_20_Text"><text:tab/><text:tab/><text:tab/>}</text:p>
      <text:p text:style-name="Preformatted_20_Text"><text:tab/><text:tab/>}</text:p>
      <text:p text:style-name="Preformatted_20_Text"><text:tab/><text:tab/>printf("\nThe length of the program : %d\n",locctr-start-3);</text:p>
      <text:p text:style-name="Preformatted_20_Text"><text:tab/><text:tab/>fprintf(f4,"%d",locctr-start-3);</text:p>
      <text:p text:style-name="Preformatted_20_Text"><text:tab/><text:tab/>break;</text:p>
      <text:p text:style-name="Preformatted_20_Text"><text:tab/>}</text:p>
      <text:p text:style-name="Preformatted_20_Text"><text:tab/>fclose(f1);</text:p>
      <text:p text:style-name="Preformatted_20_Text"><text:tab/>fclose(f2);</text:p>
      <text:p text:style-name="Preformatted_20_Text"><text:tab/>fclose(f3);</text:p>
      <text:p text:style-name="Preformatted_20_Text"><text:tab/>fclose(f4);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PASS TWO</text:p>
      <text:p text:style-name="Preformatted_20_Text">**********</text:p>
      <text:p text:style-name="Preformatted_20_Text">#include&lt;stdio.h&gt; </text:p>
      <text:p text:style-name="Preformatted_20_Text">#include&lt;string.h&gt; </text:p>
      <text:p text:style-name="Preformatted_20_Text"/>
      <text:p text:style-name="Preformatted_20_Text">void main() </text:p>
      <text:p text:style-name="Preformatted_20_Text">{ </text:p>
      <text:p text:style-name="Preformatted_20_Text"><text:tab/>int locctr=0,fo=0,fs=0,start=0,size,oploc,symval; </text:p>
      <text:p text:style-name="Preformatted_20_Text"><text:tab/>char c,label[10],opcode[10],operand[10],symname[10],opname[10]; </text:p>
      <text:p text:style-name="Preformatted_20_Text"><text:tab/>FILE *f1,*f2,*f3,*f4,*f5; </text:p>
      <text:p text:style-name="Preformatted_20_Text"><text:tab/>f1=fopen("code.txt","w+"); </text:p>
      <text:p text:style-name="Preformatted_20_Text"><text:tab/>f2=fopen("intermediate.txt","r"); </text:p>
      <text:p text:style-name="Preformatted_20_Text"><text:tab/>f3=fopen("symbol.txt","r+"); </text:p>
      <text:p text:style-name="Preformatted_20_Text"><text:tab/>f4=fopen("size.txt","r+"); </text:p>
      <text:p text:style-name="Preformatted_20_Text"><text:tab/>f5=fopen("optab.txt","r+"); </text:p>
      <text:p text:style-name="Preformatted_20_Text"><text:tab/>while(!feof(f2)) </text:p>
      <text:p text:style-name="Preformatted_20_Text"><text:tab/>{ </text:p>
      <text:p text:style-name="Preformatted_20_Text"><text:tab/><text:tab/>fscanf(f2," %d\t%s\t%s\t%s\n",&amp;locctr,label,opcode,operand); </text:p>
      <text:p text:style-name="Preformatted_20_Text"><text:tab/><text:tab/>fscanf(f4,"%d",&amp;size); </text:p>
      <text:p text:style-name="Preformatted_20_Text"><text:tab/><text:tab/>if(!strcmp(opcode,"START")) </text:p>
      <text:p text:style-name="Preformatted_20_Text"><text:tab/><text:tab/>{ </text:p>
      <text:p text:style-name="Preformatted_20_Text"><text:tab/><text:tab/><text:tab/>start=atoi(operand); </text:p>
      <text:p text:style-name="Preformatted_20_Text"><text:tab/><text:tab/><text:tab/>fscanf(f2," %d\t%s\t%s\t%s\n",&amp;locctr,label,opcode,operand); </text:p>
      <text:p text:style-name="Preformatted_20_Text"><text:tab/><text:tab/>} </text:p>
      <text:p text:style-name="Preformatted_20_Text"><text:tab/><text:tab/>fprintf(f1,"H^%d^%d^\n",start,size); </text:p>
      <text:p text:style-name="Preformatted_20_Text"><text:tab/><text:tab/>fprintf(f1,"T^%d^%d^",start,size); </text:p>
      <text:p text:style-name="Preformatted_20_Text"><text:tab/><text:tab/>while(strcmp(opcode,"END")) </text:p>
      <text:p text:style-name="Preformatted_20_Text"><text:tab/><text:tab/>{ </text:p>
      <text:p text:style-name="Preformatted_20_Text"><text:tab/><text:tab/><text:tab/> </text:p>
      <text:p text:style-name="Preformatted_20_Text"><text:tab/><text:tab/><text:tab/>if(label[0]!='#') </text:p>
      <text:p text:style-name="Preformatted_20_Text"><text:tab/><text:tab/><text:tab/>{ </text:p>
      <text:p text:style-name="Preformatted_20_Text"><text:tab/><text:tab/><text:tab/><text:tab/>rewind(f5); </text:p>
      <text:p text:style-name="Preformatted_20_Text"><text:tab/><text:tab/><text:tab/><text:tab/>while(!feof(f5)) </text:p>
      <text:p text:style-name="Preformatted_20_Text"><text:tab/><text:tab/><text:tab/><text:tab/>{ </text:p>
      <text:p text:style-name="Preformatted_20_Text"><text:tab/><text:tab/><text:tab/><text:tab/><text:tab/>fscanf(f5,"%s\t%d",opname,&amp;oploc); </text:p>
      <text:p text:style-name="Preformatted_20_Text"><text:tab/><text:tab/><text:tab/><text:tab/><text:tab/> </text:p>
      <text:p text:style-name="Preformatted_20_Text"><text:tab/><text:tab/><text:tab/><text:tab/><text:tab/>if(!strcmp(opname,opcode)) </text:p>
      <text:p text:style-name="Preformatted_20_Text"><text:tab/><text:tab/><text:tab/><text:tab/><text:tab/>{ </text:p>
      <text:p text:style-name="Preformatted_20_Text"><text:tab/><text:tab/><text:tab/><text:tab/><text:tab/><text:tab/>fo=1; </text:p>
      <text:p text:style-name="Preformatted_20_Text"><text:tab/><text:tab/><text:tab/><text:tab/><text:tab/><text:tab/>break; </text:p>
      <text:p text:style-name="Preformatted_20_Text"><text:tab/><text:tab/><text:tab/><text:tab/><text:tab/>} </text:p>
      <text:p text:style-name="Preformatted_20_Text"><text:tab/><text:tab/><text:tab/><text:tab/>} </text:p>
      <text:p text:style-name="Preformatted_20_Text"><text:tab/><text:tab/><text:tab/><text:tab/>if(fo==1) </text:p>
      <text:p text:style-name="Preformatted_20_Text"><text:tab/><text:tab/><text:tab/><text:tab/>{ </text:p>
      <text:p text:style-name="Preformatted_20_Text"><text:tab/><text:tab/><text:tab/><text:tab/><text:tab/>fprintf(f1,"%d",oploc); </text:p>
      <text:p text:style-name="Preformatted_20_Text"><text:tab/><text:tab/><text:tab/><text:tab/><text:tab/>fo=0; </text:p>
      <text:p text:style-name="Preformatted_20_Text"><text:tab/><text:tab/><text:tab/><text:tab/><text:tab/>rewind(f3); </text:p>
      <text:p text:style-name="Preformatted_20_Text"><text:tab/><text:tab/><text:tab/><text:tab/><text:tab/>while(!feof(f3)) </text:p>
      <text:p text:style-name="Preformatted_20_Text"><text:tab/><text:tab/><text:tab/><text:tab/><text:tab/>{ </text:p>
      <text:p text:style-name="Preformatted_20_Text"><text:tab/><text:tab/><text:tab/><text:tab/><text:tab/><text:tab/>fscanf(f3,"%s\t%d",symname,&amp;symval); </text:p>
      <text:p text:style-name="Preformatted_20_Text"><text:tab/><text:tab/><text:tab/><text:tab/><text:tab/><text:tab/>if(!strcmp(symname,operand)) </text:p>
      <text:p text:style-name="Preformatted_20_Text"><text:tab/><text:tab/><text:tab/><text:tab/><text:tab/><text:tab/>{ </text:p>
      <text:p text:style-name="Preformatted_20_Text"><text:tab/><text:tab/><text:tab/><text:tab/><text:tab/><text:tab/><text:tab/>fs=1; </text:p>
      <text:p text:style-name="Preformatted_20_Text"><text:tab/><text:tab/><text:tab/><text:tab/><text:tab/><text:tab/><text:tab/>break; </text:p>
      <text:p text:style-name="Preformatted_20_Text"><text:tab/><text:tab/><text:tab/><text:tab/><text:tab/><text:tab/>} </text:p>
      <text:p text:style-name="Preformatted_20_Text"><text:tab/><text:tab/><text:tab/><text:tab/><text:tab/>} </text:p>
      <text:p text:style-name="Preformatted_20_Text"><text:tab/><text:tab/><text:tab/><text:tab/><text:tab/>if(fs==1) </text:p>
      <text:p text:style-name="Preformatted_20_Text"><text:tab/><text:tab/><text:tab/><text:tab/><text:tab/>{ </text:p>
      <text:p text:style-name="Preformatted_20_Text"><text:soft-page-break/><text:tab/><text:tab/><text:tab/><text:tab/><text:tab/><text:tab/>fs=0; </text:p>
      <text:p text:style-name="Preformatted_20_Text"><text:tab/><text:tab/><text:tab/><text:tab/><text:tab/><text:tab/>fprintf(f1,"%d",symval); </text:p>
      <text:p text:style-name="Preformatted_20_Text"><text:tab/><text:tab/><text:tab/><text:tab/><text:tab/>}<text:tab/><text:tab/><text:tab/><text:tab/><text:tab/> </text:p>
      <text:p text:style-name="Preformatted_20_Text"><text:tab/><text:tab/><text:tab/><text:tab/>} </text:p>
      <text:p text:style-name="Preformatted_20_Text"><text:tab/><text:tab/><text:tab/><text:tab/>if(!strcmp(opcode,"BYTE") || !strcmp(opcode,"WORD")) </text:p>
      <text:p text:style-name="Preformatted_20_Text"><text:tab/><text:tab/><text:tab/><text:tab/>{ </text:p>
      <text:p text:style-name="Preformatted_20_Text"><text:tab/><text:tab/><text:tab/><text:tab/><text:tab/>if(!strcmp(opcode,"BYTE")) </text:p>
      <text:p text:style-name="Preformatted_20_Text"><text:tab/><text:tab/><text:tab/><text:tab/><text:tab/><text:tab/>fprintf(f1,"0000%d",operand[2]); </text:p>
      <text:p text:style-name="Preformatted_20_Text"><text:tab/><text:tab/><text:tab/><text:tab/><text:tab/>else </text:p>
      <text:p text:style-name="Preformatted_20_Text"><text:tab/><text:tab/><text:tab/><text:tab/><text:tab/><text:tab/>fprintf(f1,"00000%d",atoi(operand)); </text:p>
      <text:p text:style-name="Preformatted_20_Text"><text:tab/><text:tab/><text:tab/><text:tab/>} </text:p>
      <text:p text:style-name="Preformatted_20_Text"><text:tab/><text:tab/><text:tab/>} </text:p>
      <text:p text:style-name="Preformatted_20_Text"><text:tab/><text:tab/><text:tab/>if(strcmp(opcode,"RESB") || strcmp(opcode,"RESW")) </text:p>
      <text:p text:style-name="Preformatted_20_Text"><text:tab/><text:tab/><text:tab/>fprintf(f1,"^"); </text:p>
      <text:p text:style-name="Preformatted_20_Text"><text:tab/><text:tab/><text:tab/>fscanf(f2," %d\t%s\t%s\t%s\n",&amp;locctr,label,opcode,operand); </text:p>
      <text:p text:style-name="Preformatted_20_Text"><text:tab/><text:tab/>} </text:p>
      <text:p text:style-name="Preformatted_20_Text"><text:tab/>}<text:tab/><text:tab/> </text:p>
      <text:p text:style-name="Preformatted_20_Text"><text:tab/>fprintf(f1,"\nE^%d^\n",start); </text:p>
      <text:p text:style-name="Preformatted_20_Text"><text:tab/>fclose(f1); </text:p>
      <text:p text:style-name="Preformatted_20_Text"><text:tab/>fclose(f2); </text:p>
      <text:p text:style-name="Preformatted_20_Text"><text:tab/>fclose(f3); </text:p>
      <text:p text:style-name="Preformatted_20_Text"><text:tab/>fclose(f4); </text:p>
      <text:p text:style-name="Preformatted_20_Text"><text:tab/>fclose(f5); </text:p>
      <text:p text:style-name="Preformatted_20_Text">} </text:p>
      <text:p text:style-name="Preformatted_20_Text"><text:tab/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INPUT.TXT</text:p>
      <text:p text:style-name="Preformatted_20_Text">**********</text:p>
      <text:p text:style-name="Preformatted_20_Text">COPY START 1000 </text:p>
      <text:p text:style-name="Preformatted_20_Text">- LDA FIVE </text:p>
      <text:p text:style-name="Preformatted_20_Text">- STA NUM1 </text:p>
      <text:p text:style-name="Preformatted_20_Text">- LDCH NUM2 </text:p>
      <text:p text:style-name="Preformatted_20_Text">- STCH C1 </text:p>
      <text:p text:style-name="Preformatted_20_Text">NUM1 RESW 1 </text:p>
      <text:p text:style-name="Preformatted_20_Text">FIVE WORD 5 </text:p>
      <text:p text:style-name="Preformatted_20_Text">NUM2 BYTE C'Z' </text:p>
      <text:p text:style-name="Preformatted_20_Text">C1 RESB<text:tab/>1 </text:p>
      <text:p text:style-name="Preformatted_20_Text">- END -</text:p>
      <text:p text:style-name="Preformatted_20_Text"/>
      <text:p text:style-name="Preformatted_20_Text"/>
      <text:p text:style-name="Preformatted_20_Text">SYMBOL.TXT</text:p>
      <text:p text:style-name="Preformatted_20_Text">************</text:p>
      <text:p text:style-name="Preformatted_20_Text">NUM1<text:tab/>1012 </text:p>
      <text:p text:style-name="Preformatted_20_Text">FIVE<text:tab/>1015 </text:p>
      <text:p text:style-name="Preformatted_20_Text">NUM2<text:tab/>1018 </text:p>
      <text:p text:style-name="Preformatted_20_Text">C1<text:tab/>1019</text:p>
      <text:p text:style-name="Preformatted_20_Text"/>
      <text:p text:style-name="Preformatted_20_Text"/>
      <text:p text:style-name="Preformatted_20_Text">OPTAB.TXT</text:p>
      <text:p text:style-name="Preformatted_20_Text">**********</text:p>
      <text:p text:style-name="Preformatted_20_Text">LDA<text:tab/>15<text:tab/> </text:p>
      <text:p text:style-name="Preformatted_20_Text">STA<text:tab/>32<text:tab/> </text:p>
      <text:p text:style-name="Preformatted_20_Text">LDCH<text:tab/>12 </text:p>
      <text:p text:style-name="Preformatted_20_Text">STCH<text:tab/>13 </text:p>
      <text:p text:style-name="Preformatted_20_Text"/>
      <text:p text:style-name="Preformatted_20_Text">INTERMEDIATE.TXT</text:p>
      <text:p text:style-name="Preformatted_20_Text">*******************</text:p>
      <text:p text:style-name="Preformatted_20_Text"><text:s/>1000<text:tab/>COPY<text:tab/>START<text:tab/>1000 </text:p>
      <text:p text:style-name="Preformatted_20_Text"><text:s/>1000<text:tab/>-<text:tab/>LDA<text:tab/>FIVE </text:p>
      <text:p text:style-name="Preformatted_20_Text"><text:s/>1003<text:tab/>-<text:tab/>STA<text:tab/>NUM1 </text:p>
      <text:p text:style-name="Preformatted_20_Text"><text:s/>1006<text:tab/>-<text:tab/>LDCH<text:tab/>NUM2 </text:p>
      <text:p text:style-name="Preformatted_20_Text"><text:s/>1009<text:tab/>-<text:tab/>STCH<text:tab/>C1 </text:p>
      <text:p text:style-name="Preformatted_20_Text"><text:s/>1012<text:tab/>NUM1<text:tab/>RESW<text:tab/>1 </text:p>
      <text:p text:style-name="Preformatted_20_Text"><text:s/>1015<text:tab/>FIVE<text:tab/>WORD<text:tab/>5 </text:p>
      <text:p text:style-name="Preformatted_20_Text"><text:s/>1018<text:tab/>NUM2<text:tab/>BYTE<text:tab/>C'Z' </text:p>
      <text:p text:style-name="Preformatted_20_Text"><text:s/>1019<text:tab/>C1<text:tab/>RESB<text:tab/>1 </text:p>
      <text:p text:style-name="Preformatted_20_Text"><text:s/>1020<text:tab/>-<text:tab/>END<text:tab/>-</text:p>
      <text:p text:style-name="Preformatted_20_Text"/>
      <text:p text:style-name="Preformatted_20_Text">CODE.TXT</text:p>
      <text:p text:style-name="Preformatted_20_Text">*********</text:p>
      <text:p text:style-name="Preformatted_20_Text">H^1000^20^ </text:p>
      <text:p text:style-name="Preformatted_20_Text">T^1000^20^151015^321012^121018^131019^^000005^000090^^ </text:p>
      <text:p text:style-name="Preformatted_20_Text">E^1000^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Droid Sans1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8T12:01:30</dc:date>
    <dc:creator>NEENU SHAJI</dc:creator>
    <meta:generator>LibreOffice/3.5$Linux_X86_64 LibreOffice_project/350m1$Build-2</meta:generator>
    <meta:editing-duration>PT4S</meta:editing-duration>
    <meta:editing-cycles>2</meta:editing-cycles>
    <meta:document-statistic meta:table-count="0" meta:image-count="0" meta:object-count="0" meta:page-count="5" meta:paragraph-count="194" meta:word-count="288" meta:character-count="3735" meta:non-whitespace-character-count="2988"/>
  </office:meta>
</office:document-meta>
</file>